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A576782824C728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424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94cm, 45.833cm, 15.669cm, 0cm)" draw:image-opacity="100%" style:mirror="none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144cm" svg:height="0.806cm" svg:x="2.441cm" svg:y="1.107cm">
          <draw:text-box>
            <text:p><text:span text:style-name="T1">new sample</text:span></text:p>
          </draw:text-box>
        </draw:frame>
        <draw:frame draw:style-name="gr2" draw:text-style-name="P2" draw:layer="layout" svg:width="2.735cm" svg:height="3.973cm" svg:x="4.691cm" svg:y="2.885cm">
          <draw:image xlink:href="Pictures/100002010000078000000438A576782824C728A9.png" xlink:type="simple" xlink:show="embed" xlink:actuate="onLoad">
            <text:p/>
          </draw:image>
        </draw:frame>
        <draw:line draw:style-name="gr3" draw:text-style-name="P3" draw:layer="layout" svg:x1="4.505cm" svg:y1="1.826cm" svg:x2="5.045cm" svg:y2="3.065cm">
          <text:p/>
        </draw:line>
        <draw:frame draw:style-name="gr1" draw:text-style-name="P1" draw:layer="layout" svg:width="1.992cm" svg:height="0.806cm" svg:x="6.996cm" svg:y="1.107cm">
          <draw:text-box>
            <text:p><text:span text:style-name="T1">sorting</text:span></text:p>
          </draw:text-box>
        </draw:frame>
        <draw:line draw:style-name="gr3" draw:text-style-name="P3" draw:layer="layout" svg:x1="7.68cm" svg:y1="1.869cm" svg:x2="6.95cm" svg:y2="3.108cm">
          <text:p/>
        </draw:line>
        <draw:line draw:style-name="gr3" draw:text-style-name="P3" draw:layer="layout" svg:x1="3.87cm" svg:y1="4.917cm" svg:x2="4.78cm" svg:y2="4.017cm">
          <text:p/>
        </draw:line>
        <draw:frame draw:style-name="gr1" draw:text-style-name="P1" draw:layer="layout" svg:width="4.088cm" svg:height="0.806cm" svg:x="0.603cm" svg:y="4.917cm">
          <draw:text-box>
            <text:p><text:span text:style-name="T1">expand/collap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1:12.758069570</meta:creation-date>
    <dc:date>2019-09-27T13:41:15.619706929</dc:date>
    <meta:editing-duration>PT12M10S</meta:editing-duration>
    <meta:editing-cycles>2</meta:editing-cycles>
    <meta:generator>LibreOffice/6.0.7.3$Linux_X86_64 LibreOffice_project/00m0$Build-3</meta:generator>
    <meta:document-statistic meta:object-count="30"/>
  </office:meta>
</office:document-meta>
</file>